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9900cc" draw:fill-gradient-name="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Predeterminado-subtitle">
      <style:graphic-properties draw:stroke="none" draw:fill="none" draw:fill-color="#00cc99" draw:textarea-horizontal-align="justify" draw:textarea-vertical-align="top" draw:auto-grow-height="false" draw:auto-grow-width="false" fo:min-height="10.3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Predeterminado-notes">
      <style:graphic-properties draw:fill-color="#ffffff" fo:min-height="11.429cm"/>
      <style:paragraph-properties style:writing-mode="lr-tb"/>
    </style:style>
    <style:style style:name="pr4" style:family="presentation" style:parent-style-name="Predeterminado-subtitle">
      <style:graphic-properties draw:stroke="none" draw:fill="none" draw:fill-color="#00cc99" draw:textarea-horizontal-align="justify" draw:textarea-vertical-align="top" draw:auto-grow-height="false" draw:auto-grow-width="false" fo:min-height="11.80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Predeterminado-subtitle">
      <style:graphic-properties draw:stroke="none" draw:fill="none" draw:fill-color="#00cc99" draw:textarea-horizontal-align="justify" draw:textarea-vertical-align="top" draw:auto-grow-height="false" draw:auto-grow-width="false" fo:min-height="12.44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Predeterminado-subtitle">
      <style:graphic-properties draw:stroke="none" draw:fill="none" draw:fill-color="#00cc99" draw:textarea-horizontal-align="justify" draw:textarea-vertical-align="top" draw:auto-grow-height="false" draw:auto-grow-width="false" fo:min-height="12.65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88cm" fo:margin-bottom="0cm" fo:text-indent="0cm"/>
    </style:style>
    <style:style style:name="P4" style:family="paragraph">
      <loext:graphic-properties draw:fill-color="#ffffff"/>
    </style:style>
    <style:style style:name="T1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d1fd" fo:font-size="44pt" style:font-name-asian="Times New Roman" style:font-size-asian="44pt" style:font-name-complex="Times New Roman" style:font-size-complex="44pt"/>
    </style:style>
    <style:style style:name="T3" style:family="text">
      <style:text-properties fo:font-size="44pt" style:font-size-asian="44pt" style:font-size-complex="4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ffd1fd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Be Glorified" draw:style-name="dp1" draw:master-page-name="Predeterminado" presentation:presentation-page-layout-name="AL1T0">
        <draw:frame presentation:style-name="pr1" draw:text-style-name="P2" draw:layer="layout" svg:width="21.59cm" svg:height="3.175cm" svg:x="1.905cm" svg:y="1.057cm" presentation:class="title" presentation:user-transformed="true">
          <draw:text-box>
            <text:list text:style-name="L1">
              <text:list-header>
                <text:p text:style-name="P1"><text:span text:style-name="T1">Be Glorified</text:span></text:p>
              </text:list-header>
            </text:list>
          </draw:text-box>
        </draw:frame>
        <draw:frame presentation:style-name="pr2" draw:text-style-name="P2" draw:layer="layout" svg:width="21.378cm" svg:height="10.584cm" svg:x="1.905cm" svg:y="6.138cm" presentation:class="subtitle" presentation:user-transformed="true">
          <draw:text-box>
            <text:list text:style-name="L2">
              <text:list-header>
                <text:p text:style-name="P3"><text:span text:style-name="T2">Your love has captured me</text:span></text:p>
                <text:p text:style-name="P3"><text:span text:style-name="T2">Your grace has set me free</text:span></text:p>
                <text:p text:style-name="P3"><text:span text:style-name="T2">Your life, the air I breathe</text:span></text:p>
                <text:p text:style-name="P3"><text:span text:style-name="T2">Be glorified in m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Predeterminado" presentation:presentation-page-layout-name="AL1T0">
        <draw:frame presentation:style-name="pr4" draw:text-style-name="P2" draw:layer="layout" svg:width="23.072cm" svg:height="12.065cm" svg:x="1.058cm" svg:y="2.327cm" presentation:class="subtitle" presentation:user-transformed="true">
          <draw:text-box>
            <text:list text:style-name="L2">
              <text:list-header>
                <text:p text:style-name="P3"><text:span text:style-name="T2">You set my feet to dancing</text:span></text:p>
                <text:p text:style-name="P3"><text:span text:style-name="T2">You set my heart on fire</text:span></text:p>
                <text:p text:style-name="P3"><text:span text:style-name="T2">In the presence of a thousand kings</text:span></text:p>
                <text:p text:style-name="P3"><text:span text:style-name="T2">You are my one desire</text:span><text:span text:style-name="T3"> 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4" draw:text-style-name="P2" draw:layer="layout" svg:width="23.072cm" svg:height="12.065cm" svg:x="1.058cm" svg:y="3.597cm" presentation:class="subtitle" presentation:user-transformed="true">
          <draw:text-box>
            <text:list text:style-name="L2">
              <text:list-header>
                <text:p text:style-name="P3"><text:span text:style-name="T2">I stand before You now,</text:span></text:p>
                <text:p text:style-name="P3"><text:span text:style-name="T2">with trembling hands lifted high</text:span></text:p>
                <text:p text:style-name="P3"><text:span text:style-name="T2">Be glorified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5" draw:text-style-name="P2" draw:layer="layout" svg:width="22.225cm" svg:height="12.7cm" svg:x="1.481cm" svg:y="2.963cm" presentation:class="subtitle" presentation:user-transformed="true">
          <draw:text-box>
            <text:list text:style-name="L2">
              <text:list-header>
                <text:p text:style-name="P3"><text:span text:style-name="T2">Your love has captured me</text:span></text:p>
                <text:p text:style-name="P3"><text:span text:style-name="T2">Your grace has set me free</text:span></text:p>
                <text:p text:style-name="P3"><text:span text:style-name="T2">Your life, the air I breathe</text:span></text:p>
                <text:p text:style-name="P3"><text:span text:style-name="T2">Be glorified in m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4" draw:text-style-name="P2" draw:layer="layout" svg:width="23.706cm" svg:height="12.065cm" svg:x="0.847cm" svg:y="2.327cm" presentation:class="subtitle" presentation:user-transformed="true">
          <draw:text-box>
            <text:list text:style-name="L2">
              <text:list-header>
                <text:p text:style-name="P3"><text:span text:style-name="T2">You set my feet to dancing</text:span></text:p>
                <text:p text:style-name="P3"><text:span text:style-name="T2">You set my heart on fire</text:span></text:p>
                <text:p text:style-name="P3"><text:span text:style-name="T2">In the presence of a thousand kings</text:span></text:p>
                <text:p text:style-name="P3"><text:span text:style-name="T2">You are my one desire</text:span><text:span text:style-name="T3"> 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4" draw:text-style-name="P2" draw:layer="layout" svg:width="23.072cm" svg:height="12.065cm" svg:x="1.058cm" svg:y="3.597cm" presentation:class="subtitle" presentation:user-transformed="true">
          <draw:text-box>
            <text:list text:style-name="L2">
              <text:list-header>
                <text:p text:style-name="P3"><text:span text:style-name="T2">I stand before You now,</text:span></text:p>
                <text:p text:style-name="P3"><text:span text:style-name="T2">with trembling hands lifted high</text:span></text:p>
                <text:p text:style-name="P3"><text:span text:style-name="T2">Be glorified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6" draw:text-style-name="P2" draw:layer="layout" svg:width="21.167cm" svg:height="12.911cm" svg:x="1.904cm" svg:y="2.751cm" presentation:class="subtitle" presentation:user-transformed="true">
          <draw:text-box>
            <text:list text:style-name="L2">
              <text:list-header>
                <text:p text:style-name="P3"><text:span text:style-name="T2">Be glorified in me,</text:span></text:p>
                <text:p text:style-name="P3"><text:span text:style-name="T2">be glorified in me </text:span></text:p>
                <text:p text:style-name="P3"><text:span text:style-name="T2">Be glorified in me,</text:span></text:p>
                <text:p text:style-name="P3"><text:span text:style-name="T2">be glorified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4" draw:text-style-name="P2" draw:layer="layout" svg:width="23.284cm" svg:height="12.065cm" svg:x="1.058cm" svg:y="2.327cm" presentation:class="subtitle" presentation:user-transformed="true">
          <draw:text-box>
            <text:list text:style-name="L2">
              <text:list-header>
                <text:p text:style-name="P3"><text:span text:style-name="T2">You set my feet to dancing</text:span></text:p>
                <text:p text:style-name="P3"><text:span text:style-name="T2">You set my heart on fire</text:span></text:p>
                <text:p text:style-name="P3"><text:span text:style-name="T2">In the presence of a thousand kings</text:span></text:p>
                <text:p text:style-name="P3"><text:span text:style-name="T2">You are my one desire</text:span><text:span text:style-name="T3"> 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4" draw:text-style-name="P2" draw:layer="layout" svg:width="23.072cm" svg:height="12.065cm" svg:x="1.058cm" svg:y="3.597cm" presentation:class="subtitle" presentation:user-transformed="true">
          <draw:text-box>
            <text:list text:style-name="L2">
              <text:list-header>
                <text:p text:style-name="P3"><text:span text:style-name="T2">I stand before You now,</text:span></text:p>
                <text:p text:style-name="P3"><text:span text:style-name="T2">with trembling hands lifted high</text:span></text:p>
                <text:p text:style-name="P3"><text:span text:style-name="T2">Be glorified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axial" draw:start-color="#9900cc" draw:end-color="#1e0028" draw:start-intensity="100%" draw:end-intensity="100%" draw:angle="315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TW-Kai" style:font-family-complex="TW-Kai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9900cc" draw:fill-gradient-name="Gradient_20_1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9900cc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1.59cm" svg:height="3.175cm" svg:x="1.905cm" svg:y="1.692cm" presentation:class="title" presentation:placeholder="true">
        <draw:text-box/>
      </draw:frame>
      <draw:frame presentation:style-name="Predeterminado-outline1" draw:layer="backgroundobjects" svg:width="21.59cm" svg:height="11.43cm" svg:x="1.905cm" svg:y="5.503cm" presentation:class="outline" presentation:placeholder="true">
        <draw:text-box/>
      </draw:frame>
      <draw:frame draw:style-name="Mgr3" draw:text-style-name="MP6" draw:layer="backgroundobjects" svg:width="5.292cm" svg:height="1.27cm" svg:x="1.905cm" svg:y="17.357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3" draw:text-style-name="MP8" draw:layer="backgroundobjects" svg:width="8.044cm" svg:height="1.27cm" svg:x="8.678cm" svg:y="17.357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3" draw:text-style-name="MP10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9"><text:span text:style-name="MT1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Be Glorified</dc:title>
    <meta:initial-creator>Scott Wardlaw</meta:initial-creator>
    <meta:creation-date>2001-12-04T04:03:26.671000000</meta:creation-date>
    <dc:creator>Scott Wardlaw</dc:creator>
    <dc:date>2001-12-04T04:03:41.171000000</dc:date>
    <meta:editing-cycles>1</meta:editing-cycles>
    <meta:editing-duration>PT14S</meta:editing-duration>
    <meta:document-statistic meta:object-count="45"/>
    <meta:generator>LibreOffice/6.4.1.2$Linux_x86 LibreOffice_project/40$Build-2</meta:generator>
  </office:meta>
</office:document-meta>
</file>